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6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8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8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9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9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0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09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2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7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18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19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6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7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2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2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3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3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7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4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4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6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6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6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6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6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7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5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8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9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4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6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7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198];[Styles.A$1:.C$400];2)" office:value-type="string">
            <text:p>Cemetery</text:p>
          </table:table-cell>
          <table:table-cell table:style-name="ce25" office:value-type="float" office:value="716">
            <text:p>716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9772">
            <text:p>21.4977200</text:p>
          </table:table-cell>
          <table:table-cell table:style-name="ce26" office:value-type="float" office:value="39.16552">
            <text:p>39.1655200</text:p>
          </table:table-cell>
          <table:table-cell table:style-name="ce27" table:formula="oooc:=VLOOKUP([.F199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